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tpException.HotpException( Throwable throw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otpException.HotpException( int ordinal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otpException.HotpException( int ordinal ,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otpException.HotpException( int ord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otpException.HotpException( int ordinal , String s , Throwable throw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otpException.HotpException( String s , Throwable throw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otpException.HotpException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otpException.getOrd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